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605_9_12 <text:s text:c="5"/></text:p>
          </table:table-cell>
          <table:table-cell office:value-type="float" office:value="475.098633">
            <text:p>475.098633</text:p>
          </table:table-cell>
          <table:table-cell office:value-type="float" office:value="403.258026">
            <text:p>403.258026</text:p>
          </table:table-cell>
          <table:table-cell office:value-type="float" office:value="390.979218">
            <text:p>390.979218</text:p>
          </table:table-cell>
          <table:table-cell office:value-type="float" office:value="124.915779">
            <text:p>124.915779</text:p>
          </table:table-cell>
          <table:table-cell office:value-type="float" office:value="485.280121">
            <text:p>485.280121</text:p>
          </table:table-cell>
          <table:table-cell office:value-type="float" office:value="56.189163">
            <text:p>56.189163</text:p>
          </table:table-cell>
          <table:table-cell office:value-type="float" office:value="262.162872">
            <text:p>262.162872</text:p>
          </table:table-cell>
          <table:table-cell office:value-type="float" office:value="16.198984">
            <text:p>16.198984</text:p>
          </table:table-cell>
          <table:table-cell office:value-type="float" office:value="449.434937">
            <text:p>449.434937</text:p>
          </table:table-cell>
          <table:table-cell office:value-type="float" office:value="12.085928">
            <text:p>12.085928</text:p>
          </table:table-cell>
          <table:table-cell office:value-type="float" office:value="60.455994">
            <text:p>60.455994</text:p>
          </table:table-cell>
          <table:table-cell office:value-type="float" office:value="10.020236">
            <text:p>10.020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837431">
            <text:p>21.837431</text:p>
          </table:table-cell>
          <table:table-cell office:value-type="float" office:value="4.718627">
            <text:p>4.718627</text:p>
          </table:table-cell>
          <table:table-cell office:value-type="float" office:value="27.541058">
            <text:p>27.541058</text:p>
          </table:table-cell>
          <table:table-cell office:value-type="float" office:value="7.543224">
            <text:p>7.543224</text:p>
          </table:table-cell>
          <table:table-cell office:value-type="float" office:value="141.127869">
            <text:p>141.127869</text:p>
          </table:table-cell>
          <table:table-cell office:value-type="float" office:value="9.683921">
            <text:p>9.683921</text:p>
          </table:table-cell>
          <table:table-cell office:value-type="float" office:value="38.237244">
            <text:p>38.237244</text:p>
          </table:table-cell>
          <table:table-cell office:value-type="float" office:value="15.009374">
            <text:p>15.009374</text:p>
          </table:table-cell>
          <table:table-cell office:value-type="float" office:value="55.37933">
            <text:p>55.37933</text:p>
          </table:table-cell>
          <table:table-cell office:value-type="float" office:value="18.567051">
            <text:p>18.567051</text:p>
          </table:table-cell>
          <table:table-cell office:value-type="float" office:value="26.425011">
            <text:p>26.425011</text:p>
          </table:table-cell>
          <table:table-cell office:value-type="float" office:value="9.865284">
            <text:p>9.865284</text:p>
          </table:table-cell>
          <table:table-cell office:value-type="float" office:value="75.208717">
            <text:p>75.208717</text:p>
          </table:table-cell>
          <table:table-cell office:value-type="float" office:value="31.692284">
            <text:p>31.692284</text:p>
          </table:table-cell>
          <table:table-cell office:value-type="float" office:value="49.823563">
            <text:p>49.823563</text:p>
          </table:table-cell>
          <table:table-cell office:value-type="float" office:value="21.821932">
            <text:p>21.821932</text:p>
          </table:table-cell>
        </table:table-row>
        <table:table-row table:style-name="ro1">
          <table:table-cell office:value-type="string">
            <text:p>AFR605_9_50 <text:s text:c="5"/></text:p>
          </table:table-cell>
          <table:table-cell office:value-type="float" office:value="127.795494">
            <text:p>127.795494</text:p>
          </table:table-cell>
          <table:table-cell office:value-type="float" office:value="402.622955">
            <text:p>402.622955</text:p>
          </table:table-cell>
          <table:table-cell office:value-type="float" office:value="387.911957">
            <text:p>387.911957</text:p>
          </table:table-cell>
          <table:table-cell office:value-type="float" office:value="124.920998">
            <text:p>124.920998</text:p>
          </table:table-cell>
          <table:table-cell office:value-type="float" office:value="498.823364">
            <text:p>498.823364</text:p>
          </table:table-cell>
          <table:table-cell office:value-type="float" office:value="55.417397">
            <text:p>55.417397</text:p>
          </table:table-cell>
          <table:table-cell office:value-type="float" office:value="259.691406">
            <text:p>259.691406</text:p>
          </table:table-cell>
          <table:table-cell office:value-type="float" office:value="16.003557">
            <text:p>16.003557</text:p>
          </table:table-cell>
          <table:table-cell office:value-type="float" office:value="445.668213">
            <text:p>445.668213</text:p>
          </table:table-cell>
          <table:table-cell office:value-type="float" office:value="11.959121">
            <text:p>11.959121</text:p>
          </table:table-cell>
          <table:table-cell office:value-type="float" office:value="59.071213">
            <text:p>59.071213</text:p>
          </table:table-cell>
          <table:table-cell office:value-type="float" office:value="10.018521">
            <text:p>10.018521</text:p>
          </table:table-cell>
          <table:table-cell office:value-type="float" office:value="27.950121">
            <text:p>27.950121</text:p>
          </table:table-cell>
          <table:table-cell office:value-type="float" office:value="4.937318">
            <text:p>4.937318</text:p>
          </table:table-cell>
          <table:table-cell office:value-type="float" office:value="24.041477">
            <text:p>24.041477</text:p>
          </table:table-cell>
          <table:table-cell office:value-type="float" office:value="4.751819">
            <text:p>4.751819</text:p>
          </table:table-cell>
          <table:table-cell office:value-type="float" office:value="25.900879">
            <text:p>25.900879</text:p>
          </table:table-cell>
          <table:table-cell office:value-type="float" office:value="7.477204">
            <text:p>7.477204</text:p>
          </table:table-cell>
          <table:table-cell office:value-type="float" office:value="137.544861">
            <text:p>137.544861</text:p>
          </table:table-cell>
          <table:table-cell office:value-type="float" office:value="9.573977">
            <text:p>9.573977</text:p>
          </table:table-cell>
          <table:table-cell office:value-type="float" office:value="19.843727">
            <text:p>19.843727</text:p>
          </table:table-cell>
          <table:table-cell office:value-type="float" office:value="14.803102">
            <text:p>14.803102</text:p>
          </table:table-cell>
          <table:table-cell office:value-type="float" office:value="33.78611">
            <text:p>33.78611</text:p>
          </table:table-cell>
          <table:table-cell office:value-type="float" office:value="18.463497">
            <text:p>18.463497</text:p>
          </table:table-cell>
          <table:table-cell office:value-type="float" office:value="31.701538">
            <text:p>31.701538</text:p>
          </table:table-cell>
          <table:table-cell office:value-type="float" office:value="9.679955">
            <text:p>9.679955</text:p>
          </table:table-cell>
          <table:table-cell office:value-type="float" office:value="112.210892">
            <text:p>112.210892</text:p>
          </table:table-cell>
          <table:table-cell office:value-type="float" office:value="31.75795">
            <text:p>31.75795</text:p>
          </table:table-cell>
          <table:table-cell office:value-type="float" office:value="36.213688">
            <text:p>36.213688</text:p>
          </table:table-cell>
          <table:table-cell office:value-type="float" office:value="21.143389">
            <text:p>21.1433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21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8T21:00:10</dc:date>
    <meta:generator>LibreOffice/3.3$Linux LibreOffice_project/330m19$Build-301</meta:generator>
    <dc:creator>thiago </dc:creator>
    <meta:editing-duration>PT1H21M27S</meta:editing-duration>
    <meta:editing-cycles>1</meta:editing-cycles>
    <meta:document-statistic meta:table-count="1" meta:cell-count="93" meta:object-count="0"/>
  </office:meta>
</office:document-meta>
</file>